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1e5" officeooo:paragraph-rsid="000e8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worl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40:40.357230505</meta:creation-date>
    <dc:date>2018-07-04T17:41:18.469822697</dc:date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0.3.2$Linux_X86_64 LibreOffice_project/00m0$Build-2</meta:generator>
  </office:meta>
</office:document-meta>
</file>